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a6b0b" officeooo:paragraph-rsid="001a6b0b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a6b0b" officeooo:paragraph-rsid="001a6b0b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</text:p>
      <text:p text:style-name="P2">Linux is a Kernel.</text:p>
      <text:p text:style-name="P2"><draw:frame draw:style-name="fr1" draw:name="Image1" text:anchor-type="char" svg:x="2.5146in" svg:y="0.5626in" svg:width="1.7728in" svg:height="1.7728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0:31:32.987679516</meta:creation-date>
    <dc:date>2022-02-28T00:41:11.774153693</dc:date>
    <meta:editing-duration>PT9M39S</meta:editing-duration>
    <meta:editing-cycles>1</meta:editing-cycles>
    <meta:document-statistic meta:table-count="0" meta:image-count="1" meta:object-count="0" meta:page-count="1" meta:paragraph-count="2" meta:word-count="5" meta:character-count="23" meta:non-whitespace-character-count="20"/>
    <meta:generator>LibreOffice/6.4.7.2$Linux_X86_64 LibreOffice_project/40$Build-2</meta:generator>
  </office:meta>
</office:document-meta>
</file>